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31A0000025E2A197AF3.png" manifest:media-type="image/png"/>
  <manifest:file-entry manifest:full-path="Pictures/100000000000032900000286B74C4EAB.png" manifest:media-type="image/png"/>
  <manifest:file-entry manifest:full-path="Pictures/100000000000032F00000238B0D0EF35.png" manifest:media-type="image/png"/>
  <manifest:file-entry manifest:full-path="Pictures/10000000000003280000028070FB27CA.png" manifest:media-type="image/png"/>
  <manifest:file-entry manifest:full-path="Pictures/100000000000031800000229E22132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otted" draw:fill="none" draw:textarea-vertical-align="middle"/>
    </style:style>
    <style:style style:name="gr3" style:family="graphic" style:parent-style-name="objectwithoutfill">
      <style:graphic-properties draw:stroke="dash" draw:stroke-dash="Fine_20_Dotted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"/>
    </style:style>
    <style:style style:name="P3" style:family="paragraph">
      <style:text-properties style:font-name="Courier"/>
    </style:style>
    <style:style style:name="P4" style:family="paragraph">
      <style:paragraph-properties fo:text-align="center"/>
      <style:text-properties fo:color="#ffffff"/>
    </style:style>
    <style:style style:name="T1" style:family="text">
      <style:text-properties style:font-name="Courier"/>
    </style:style>
    <style:style style:name="T2" style:family="text">
      <style:text-properties style:text-position="sub 58%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114cm" svg:height="2.871cm" svg:x="13.572cm" svg:y="0.685cm">
          <draw:image xlink:href="Pictures/100000000000031800000229E2213214.png" xlink:type="simple" xlink:show="embed" xlink:actuate="onLoad">
            <text:p/>
          </draw:image>
        </draw:frame>
        <draw:frame draw:style-name="gr1" draw:text-style-name="P1" draw:layer="layout" svg:width="4.197cm" svg:height="3.323cm" svg:x="8.409cm" svg:y="5.842cm">
          <draw:image xlink:href="Pictures/10000000000003280000028070FB27CA.png" xlink:type="simple" xlink:show="embed" xlink:actuate="onLoad">
            <text:p/>
          </draw:image>
        </draw:frame>
        <draw:frame draw:style-name="gr1" draw:text-style-name="P1" draw:layer="layout" svg:width="4.233cm" svg:height="3.302cm" svg:x="18.787cm" svg:y="5.842cm">
          <draw:image xlink:href="Pictures/100000000000032F00000238B0D0EF35.png" xlink:type="simple" xlink:show="embed" xlink:actuate="onLoad">
            <text:p/>
          </draw:image>
        </draw:frame>
        <draw:frame draw:style-name="gr1" draw:text-style-name="P1" draw:layer="layout" svg:width="4.202cm" svg:height="3.354cm" svg:x="8.288cm" svg:y="12.394cm">
          <draw:image xlink:href="Pictures/100000000000032900000286B74C4EAB.png" xlink:type="simple" xlink:show="embed" xlink:actuate="onLoad">
            <text:p/>
          </draw:image>
        </draw:frame>
        <draw:frame draw:style-name="gr1" draw:text-style-name="P1" draw:layer="layout" svg:width="4.124cm" svg:height="3.302cm" svg:x="18.742cm" svg:y="12.446cm">
          <draw:image xlink:href="Pictures/100000000000031A0000025E2A197AF3.png" xlink:type="simple" xlink:show="embed" xlink:actuate="onLoad">
            <text:p/>
          </draw:image>
        </draw:frame>
        <draw:line draw:style-name="gr2" draw:text-style-name="P2" draw:layer="layout" svg:x1="3.048cm" svg:y1="4.572cm" svg:x2="25.654cm" svg:y2="4.572cm">
          <text:p/>
        </draw:line>
        <draw:line draw:style-name="gr3" draw:text-style-name="P1" draw:layer="layout" svg:x1="3.048cm" svg:y1="11.472cm" svg:x2="25.654cm" svg:y2="11.472cm">
          <text:p/>
        </draw:line>
        <draw:line draw:style-name="gr4" draw:text-style-name="P1" draw:layer="layout" svg:x1="13.572cm" svg:y1="3.556cm" svg:x2="12.606cm" svg:y2="5.842cm">
          <text:p/>
        </draw:line>
        <draw:line draw:style-name="gr4" draw:text-style-name="P1" draw:layer="layout" svg:x1="17.686cm" svg:y1="3.556cm" svg:x2="18.702cm" svg:y2="5.842cm">
          <text:p/>
        </draw:line>
        <draw:line draw:style-name="gr4" draw:text-style-name="P1" draw:layer="layout" svg:x1="10.32cm" svg:y1="9.346cm" svg:x2="10.32cm" svg:y2="12.394cm">
          <text:p/>
        </draw:line>
        <draw:line draw:style-name="gr4" draw:text-style-name="P1" draw:layer="layout" svg:x1="17.686cm" svg:y1="3.556cm" svg:x2="18.702cm" svg:y2="5.842cm">
          <text:p/>
        </draw:line>
        <draw:line draw:style-name="gr4" draw:text-style-name="P1" draw:layer="layout" svg:x1="20.734cm" svg:y1="9.398cm" svg:x2="20.734cm" svg:y2="12.446cm">
          <text:p/>
        </draw:line>
        <draw:frame draw:style-name="gr5" draw:text-style-name="P3" draw:layer="layout" svg:width="4.318cm" svg:height="0.975cm" svg:x="9.906cm" svg:y="3.597cm">
          <draw:text-box>
            <text:p text:style-name="P3"><text:span text:style-name="T1">onclick</text:span></text:p>
          </draw:text-box>
        </draw:frame>
        <draw:frame draw:style-name="gr5" draw:text-style-name="P3" draw:layer="layout" svg:width="4.318cm" svg:height="0.975cm" svg:x="18.034cm" svg:y="3.556cm">
          <draw:text-box>
            <text:p text:style-name="P3"><text:span text:style-name="T1">onclick</text:span></text:p>
          </draw:text-box>
        </draw:frame>
        <draw:frame draw:style-name="gr5" draw:text-style-name="P3" draw:layer="layout" svg:width="4.318cm" svg:height="0.975cm" svg:x="10.16cm" svg:y="10.201cm">
          <draw:text-box>
            <text:p text:style-name="P3"><text:span text:style-name="T1">onclick</text:span></text:p>
          </draw:text-box>
        </draw:frame>
        <draw:frame draw:style-name="gr5" draw:text-style-name="P3" draw:layer="layout" svg:width="4.318cm" svg:height="0.975cm" svg:x="17.272cm" svg:y="10.201cm">
          <draw:text-box>
            <text:p text:style-name="P3"><text:span text:style-name="T1">onclick</text:span></text:p>
          </draw:text-box>
        </draw:frame>
        <draw:custom-shape draw:style-name="gr6" draw:text-style-name="P1" draw:layer="layout" svg:width="2.032cm" svg:height="3.556cm" svg:x="4.572cm" svg:y="0.5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2.032cm" svg:height="4.451cm" svg:x="4.573cm" svg:y="5.3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2.032cm" svg:height="3.556cm" svg:x="4.573cm" svg:y="0.5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2.032cm" svg:height="4.447cm" svg:x="4.573cm" svg:y="11.8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layer="layout" svg:width="1.778cm" svg:height="1.171cm" svg:x="2.286cm" svg:y="1.778cm">
          <draw:text-box>
            <text:p>s<text:span text:style-name="T2">0</text:span></text:p>
          </draw:text-box>
        </draw:frame>
        <draw:frame draw:style-name="gr7" draw:text-style-name="P1" draw:layer="layout" svg:width="1.999cm" svg:height="0.999cm" svg:x="13.367cm" svg:y="10.11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.778cm" svg:height="1.171cm" svg:x="2.54cm" svg:y="6.858cm">
          <draw:text-box>
            <text:p>s<text:span text:style-name="T2">1</text:span></text:p>
          </draw:text-box>
        </draw:frame>
        <draw:frame draw:style-name="gr5" draw:layer="layout" svg:width="1.778cm" svg:height="1.171cm" svg:x="2.54cm" svg:y="13.462cm">
          <draw:text-box>
            <text:p>s<text:span text:style-name="T2">2</text:span></text:p>
          </draw:text-box>
        </draw:frame>
        <draw:custom-shape draw:style-name="gr8" draw:text-style-name="P4" draw:layer="layout" svg:width="1.27cm" svg:height="1.27cm" svg:x="12.446cm" svg:y="0.254cm">
          <text:p text:style-name="P4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27cm" svg:height="1.27cm" svg:x="7.366cm" svg:y="5.588cm">
          <text:p text:style-name="P4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27cm" svg:height="1.27cm" svg:x="17.686cm" svg:y="5.588cm">
          <text:p text:style-name="P4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27cm" svg:height="1.27cm" svg:x="7.112cm" svg:y="12.192cm">
          <text:p text:style-name="P4"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27cm" svg:height="1.27cm" svg:x="17.526cm" svg:y="12.192cm">
          <text:p text:style-name="P4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1T20:07:49.292749715</meta:creation-date>
    <dc:date>2015-09-21T20:44:45.886825836</dc:date>
    <meta:editing-duration>PT21M46S</meta:editing-duration>
    <meta:editing-cycles>2</meta:editing-cycles>
    <meta:generator>LibreOffice/4.2.7.2$Linux_x86 LibreOffice_project/420m0$Build-2</meta:generator>
    <meta:document-statistic meta:object-count="52"/>
  </office:meta>
</office:document-meta>
</file>

<file path=Object 1/content.xml><?xml version="1.0" encoding="utf-8"?>
<math xmlns="http://www.w3.org/1998/Math/MathML" display="block"/>
</file>